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Arial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8" table:default-cell-style-name="ce7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9 Date September 15 2022 (with only 74HC logic IC's, and corrected cassette I/O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7" office:value-type="string">
            <text:p>330R</text:p>
          </table:table-cell>
          <table:table-cell table:style-name="ce11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23,R58</text:p>
          </table:table-cell>
          <table:table-cell office:value-type="string">
            <text:p>R_Axial_DIN0204_L3.6mm_D1.6mm_P2.54mm_Vertical</text:p>
          </table:table-cell>
          <table:table-cell office:value-type="float" office:value="19">
            <text:p>19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59</text:p>
          </table:table-cell>
          <table:table-cell office:value-type="string">
            <text:p>R_Axial_DIN0204_L3.6mm_D1.6mm_P2.54mm_Vertical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2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P3</text:p>
          </table:table-cell>
          <table:table-cell office:value-type="string">
            <text:p>R_Array_SIP6 10K x 5 (6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2" office:value-type="float" office:value="1973121">
            <text:p>197312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5" office:value-type="string" table:number-columns-spanned="5" table:number-rows-spanned="1">
            <text:p>capacitor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3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7" office:value-type="string">
            <text:p>47nF</text:p>
          </table:table-cell>
          <table:table-cell table:style-name="ce14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2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5" office:value-type="string" table:number-columns-spanned="5" table:number-rows-spanned="1">
            <text:p>Integrated circuit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2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8" office:value-type="string">
            <text:p>Z84C0008PEG</text:p>
          </table:table-cell>
          <table:table-cell table:style-name="ce14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3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4" office:value-type="float" office:value="2253656">
            <text:p>2253656</text:p>
          </table:table-cell>
          <table:table-cell office:value-type="string">
            <text:p>972-71256SA12TPG</text:p>
          </table:table-cell>
          <table:table-cell table:style-name="ce23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4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4" office:value-type="string">
            <text:p>74HC 57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4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2" office:value-type="string">
            <text:p>27C256-100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4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5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5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9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5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4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5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4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4" office:value-type="float" office:value="3120447">
            <text:p>3120447</text:p>
          </table:table-cell>
          <table:table-cell office:value-type="string">
            <text:p>595-SN74LS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4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4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3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5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5" office:value-type="string" table:number-columns-spanned="5" table:number-rows-spanned="1">
            <text:p>pin headers and connectors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6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1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3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3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2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8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5" office:value-type="string" table:number-columns-spanned="4" table:number-rows-spanned="1">
            <text:p>Various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4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2" office:value-type="string">
            <text:p>13,0000-HC49U-S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19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9" office:value-type="string">
            <text:p>DIP-40 dualwipe</text:p>
          </table:table-cell>
          <table:table-cell table:style-name="ce20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style-name="ce6" office:value-type="string">
            <text:p>A specific ZX81+38 keyboard PCB has been developed too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5">15-09-2022</text:date>, <text:time>16:11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2-09-15T16:11:20</dc:date>
    <meta:editing-cycles>20</meta:editing-cycles>
    <meta:editing-duration>PT6H6M27S</meta:editing-duration>
    <meta:generator>OpenOffice/4.1.7$Unix OpenOffice.org_project/417m1$Build-9800</meta:generator>
    <dc:creator>Martin de jong</dc:creator>
    <meta:document-statistic meta:table-count="1" meta:cell-count="451" meta:object-count="0"/>
  </office:meta>
</office:document-meta>
</file>